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10000000000000200000002000309F1C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standard">
      <style:graphic-properties svg:stroke-color="#000000" draw:marker-start="Arrow" draw:marker-start-width="0.3cm" draw:textarea-vertical-align="middle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standard">
      <style:graphic-properties draw:textarea-horizontal-align="justify" draw:textarea-vertical-align="middle" draw:auto-grow-height="false"/>
    </style:style>
    <style:style style:name="gr9" style:family="graphic" style:parent-style-name="standard">
      <style:graphic-properties svg:stroke-color="#000000" draw:fill="solid" draw:fill-color="#000000" draw:textarea-horizontal-align="justify" draw:textarea-vertical-align="middle" draw:auto-grow-height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0.502cm" svg:height="0.962cm" svg:x="2.524cm" svg:y="6.334cm">
          <draw:text-box>
            <text:p/>
          </draw:text-box>
        </draw:frame>
        <draw:frame draw:style-name="gr2" draw:layer="layout" svg:width="6.145cm" svg:height="0.802cm" svg:x="1.078cm" svg:y="0.96cm">
          <draw:text-box>
            <text:p>Dispatcher State Diagram</text:p>
          </draw:text-box>
        </draw:frame>
        <draw:custom-shape draw:style-name="gr3" draw:text-style-name="P1" draw:layer="layout" svg:width="0.889cm" svg:height="0.889cm" svg:x="3.032cm" svg:y="3.1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4.048cm" svg:y1="3.667cm" svg:x2="7.604cm" svg:y2="3.667cm">
          <text:p/>
        </draw:line>
        <draw:custom-shape draw:style-name="gr5" draw:text-style-name="P1" draw:layer="layout" svg:width="4.953cm" svg:height="1.905cm" svg:x="7.731cm" svg:y="2.651cm">
          <text:p text:style-name="P1">St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1" draw:layer="layout" svg:x1="12.938cm" svg:y1="3.667cm" svg:x2="17.129cm" svg:y2="3.667cm">
          <text:p/>
        </draw:line>
        <draw:line draw:style-name="gr7" draw:text-style-name="P1" draw:layer="layout" svg:x1="17.129cm" svg:y1="3.54cm" svg:x2="17.002cm" svg:y2="14.97cm">
          <text:p/>
        </draw:line>
        <draw:line draw:style-name="gr7" draw:text-style-name="P1" draw:layer="layout" svg:x1="12.811cm" svg:y1="14.843cm" svg:x2="17.002cm" svg:y2="14.843cm">
          <text:p/>
        </draw:line>
        <draw:custom-shape draw:style-name="gr5" draw:text-style-name="P1" draw:layer="layout" svg:width="4.953cm" svg:height="1.905cm" svg:x="7.731cm" svg:y="8.112cm">
          <text:p text:style-name="P1">Setu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4.953cm" svg:height="1.905cm" svg:x="7.858cm" svg:y="13.827cm">
          <text:p text:style-name="P1">Ru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4.953cm" svg:height="1.905cm" svg:x="7.731cm" svg:y="18.526cm">
          <text:p text:style-name="P1">Shutdow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9.128cm" svg:y1="4.683cm" svg:x2="9.128cm" svg:y2="8.239cm">
          <text:p/>
        </draw:line>
        <draw:line draw:style-name="gr4" draw:text-style-name="P1" draw:layer="layout" svg:x1="11.033cm" svg:y1="8.112cm" svg:x2="11.033cm" svg:y2="4.556cm">
          <text:p/>
        </draw:line>
        <draw:line draw:style-name="gr4" draw:text-style-name="P1" draw:layer="layout" svg:x1="10.144cm" svg:y1="10.271cm" svg:x2="10.144cm" svg:y2="13.7cm">
          <text:p/>
        </draw:line>
        <draw:line draw:style-name="gr4" draw:text-style-name="P1" draw:layer="layout" svg:x1="10.144cm" svg:y1="15.986cm" svg:x2="10.144cm" svg:y2="18.399cm">
          <text:p/>
        </draw:line>
        <draw:line draw:style-name="gr4" draw:text-style-name="P1" draw:layer="layout" svg:x1="10.144cm" svg:y1="20.685cm" svg:x2="10.144cm" svg:y2="24.495cm">
          <text:p/>
        </draw:line>
        <draw:custom-shape draw:style-name="gr8" draw:text-style-name="P1" draw:layer="layout" svg:width="1.27cm" svg:height="1.27cm" svg:x="9.509cm" svg:y="24.6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508cm" svg:height="0.508cm" svg:x="9.89cm" svg:y="25.0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layer="layout" svg:width="4.227cm" svg:height="1.353cm" svg:x="4.774cm" svg:y="5.616cm">
          <draw:text-box>
            <text:p>Select number of</text:p>
            <text:p>Trains [1,3]</text:p>
          </draw:text-box>
        </draw:frame>
        <draw:frame draw:style-name="gr2" draw:layer="layout" svg:width="2.09cm" svg:height="1.904cm" svg:x="11.229cm" svg:y="5.192cm">
          <draw:text-box>
            <text:p>Restart</text:p>
            <text:p>Setup</text:p>
            <text:p>[R]</text:p>
          </draw:text-box>
        </draw:frame>
        <draw:frame draw:style-name="gr2" draw:layer="layout" svg:width="3.461cm" svg:height="1.353cm" svg:x="10.398cm" svg:y="11.077cm">
          <draw:text-box>
            <text:p>Information is</text:p>
            <text:p>Correct [Y]</text:p>
          </draw:text-box>
        </draw:frame>
        <draw:frame draw:style-name="gr2" draw:layer="layout" svg:width="2.09cm" svg:height="1.904cm" svg:x="17.256cm" svg:y="6.715cm">
          <draw:text-box>
            <text:p>Restart</text:p>
            <text:p>Setup</text:p>
            <text:p>[R]</text:p>
          </draw:text-box>
        </draw:frame>
        <draw:frame draw:style-name="gr2" draw:layer="layout" svg:width="2.191cm" svg:height="0.802cm" svg:x="10.271cm" svg:y="16.748cm">
          <draw:text-box>
            <text:p>Quit [Q]</text:p>
          </draw:text-box>
        </draw:frame>
        <draw:frame draw:style-name="gr2" draw:layer="layout" svg:width="2.678cm" svg:height="0.802cm" svg:x="10.26cm" svg:y="22.082cm">
          <draw:text-box>
            <text:p>Power Off</text:p>
          </draw:text-box>
        </draw:frame>
        <draw:line draw:style-name="gr7" draw:text-style-name="P1" draw:layer="layout" svg:x1="7.477cm" svg:y1="8.874cm" svg:x2="3.667cm" svg:y2="8.874cm">
          <text:p/>
        </draw:line>
        <draw:line draw:style-name="gr7" draw:text-style-name="P1" draw:layer="layout" svg:x1="3.54cm" svg:y1="8.747cm" svg:x2="3.54cm" svg:y2="19.415cm">
          <text:p/>
        </draw:line>
        <draw:line draw:style-name="gr4" draw:text-style-name="P1" draw:layer="layout" svg:x1="3.667cm" svg:y1="19.415cm" svg:x2="7.731cm" svg:y2="19.415cm">
          <text:p/>
        </draw:line>
        <draw:frame draw:style-name="gr2" draw:layer="layout" svg:width="2.191cm" svg:height="0.802cm" svg:x="3.921cm" svg:y="13.065cm">
          <draw:text-box>
            <text:p>Quit [Q]</text:p>
          </draw:text-box>
        </draw:frame>
        <draw:frame draw:style-name="gr2" draw:layer="layout" svg:width="2.691cm" svg:height="0.802cm" svg:x="4.278cm" svg:y="2.778cm">
          <draw:text-box>
            <text:p>Power On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.152cm" svg:stroke-color="#808080" draw:marker-start-width="0.432cm" draw:marker-start-center="false" draw:marker-end-width="0.432cm" draw:marker-end-center="false" draw:fill="solid" draw:fill-color="#cfe7e5" draw:fill-gradient-name="Gradient_20_7" draw:fill-hatch-name="Hatching_20_1" draw:fill-image-name="Bitmape_20_1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4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stroke-dash="Dash_20_2" draw:fill="none" draw:fill-gradient-name="Gradient_20_7" draw:fill-hatch-name="Hatching_20_1" draw:fill-image-name="Bitmape_20_1"/>
      <style:text-properties fo:font-size="14pt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Nigel Ploof</meta:initial-creator>
    <meta:creation-date>2014-03-31T15:46:34</meta:creation-date>
    <meta:printed-by>Nigel Ploof</meta:printed-by>
    <meta:print-date>2014-03-31T16:06:35</meta:print-date>
    <dc:date>2014-03-31T16:08:36</dc:date>
    <dc:creator>Nigel Ploof</dc:creator>
    <meta:editing-duration>PT6M22S</meta:editing-duration>
    <meta:editing-cycles>1</meta:editing-cycles>
    <meta:document-statistic meta:object-count="29"/>
    <meta:generator>LibreOffice/3.4$Linux LibreOffice_project/340m1$Build-502</meta:generator>
  </office:meta>
</office:document-meta>
</file>